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1cm"/>
          <style:tab-stop style:position="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OUHIRI Malik<text:tab/>Accenture Technology Solutions</text:p>
      <text:p text:style-name="P1"><text:a xlink:type="simple" xlink:href="mailto:zouhiri.malik@gmail.com" text:style-name="Internet_20_link" text:visited-style-name="Visited_20_Internet_20_Link">zouhiri.malik@gmail.com</text:a><text:tab/>125 avenue de Paris</text:p>
      <text:p text:style-name="P1">06 64 04 86 78<text:tab/>92320 Châtillon</text:p>
      <text:p text:style-name="Standard"/>
      <text:p text:style-name="Standard">Le 23/10/2014</text:p>
      <text:p text:style-name="Standard">Objet : Réponse à l'annonce n°<text:bookmark text:name="ctl00_SPWebPartManager1_g_545a52fc_b1f4_4315_9dc6_96c9a0366762_ctl01_JobNumber"/>00253555</text:p>
      <text:p text:style-name="Standard"/>
      <text:p text:style-name="Standard"><text:tab/>Madame, Monsieur</text:p>
      <text:p text:style-name="Standard"/>
      <text:p text:style-name="Standard">Votre entreprise recrute pour un stage à temps plein au poste de développeur junior.</text:p>
      <text:p text:style-name="Standard">Actuellement étudiant en IUT informatique, votre annonce m'a particulièrement intéressé. En effet, j'ai pu constater lors de la présentation réalisée à l'IUT de Vélizy en Mars 2014 a retenu mon attention pour le modèle ambitieux que vous présentie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lik Zouhiri</meta:initial-creator>
    <meta:creation-date>2014-10-23T09:18:55.45</meta:creation-date>
    <meta:document-statistic meta:table-count="0" meta:image-count="0" meta:object-count="0" meta:page-count="1" meta:paragraph-count="8" meta:word-count="79" meta:character-count="518"/>
    <dc:date>2014-10-23T09:42:55.34</dc:date>
    <dc:creator>Malik Zouhiri</dc:creator>
    <meta:editing-duration>PT8M39S</meta:editing-duration>
    <meta:editing-cycles>1</meta:editing-cycles>
    <meta:generator>OpenOffice/4.1.0$Win32 OpenOffice.org_project/410m18$Build-9764</meta:generator>
  </office:meta>
</office:document-meta>
</file>